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1" svg:font-family="'Signika Negative'" style:font-pitch="variable"/>
    <style:font-face style:name="Signika Negative" svg:font-family="'Signika Negativ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0.035cm solid #000000"/>
    </style:style>
    <style:style style:name="Tabelle1.C6" style:family="table-cell">
      <style:table-cell-properties fo:padding="0.049cm" fo:border-left="none" fo:border-right="none" fo:border-top="none" fo:border-bottom="0.035cm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Signika Negative1"/>
    </style:style>
    <style:style style:name="P3" style:family="paragraph" style:parent-style-name="Standard">
      <style:paragraph-properties fo:text-align="center" style:justify-single-word="false"/>
      <style:text-properties style:font-name="Signika Negative1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Signika Negative1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ignika Negative1"/>
    </style:style>
    <style:style style:name="P6" style:family="paragraph" style:parent-style-name="Standard">
      <style:paragraph-properties>
        <style:tab-stops>
          <style:tab-stop style:position="4.997cm"/>
          <style:tab-stop style:position="8.003cm"/>
        </style:tab-stops>
      </style:paragraph-properties>
      <style:text-properties style:font-name="Signika Negative1"/>
    </style:style>
    <style:style style:name="P7" style:family="paragraph" style:parent-style-name="Standard">
      <style:paragraph-properties fo:text-align="start" style:justify-single-word="false"/>
      <style:text-properties style:font-name="Signika Negative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Signika Negative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Signika Negative1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Signika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 fo:font-size="12pt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1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style:font-name="Signika Negative1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.4cm" fo:margin-bottom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1"/>
    </style:style>
    <style:style style:name="P17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style:font-name="Signika Negative1" fo:font-size="10pt" style:font-size-asian="10pt" style:font-size-complex="10pt"/>
    </style:style>
    <style:style style:name="P18" style:family="paragraph" style:parent-style-name="Standard">
      <style:paragraph-properties fo:margin-top="0cm" fo:margin-bottom="0cm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19" style:family="paragraph" style:parent-style-name="Standard">
      <style:paragraph-properties fo:margin-top="0cm" fo:margin-bottom="0cm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20" style:family="paragraph" style:parent-style-name="Standard">
      <style:paragraph-properties fo:margin-top="0cm" fo:margin-bottom="0cm" fo:text-align="start" style:justify-single-word="false"/>
      <style:text-properties style:font-name="Signika Negative1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>
        <style:tab-stops>
          <style:tab-stop style:position="4.997cm"/>
          <style:tab-stop style:position="8.003cm"/>
        </style:tab-stops>
      </style:paragraph-properties>
      <style:text-properties style:font-name="Signika Negative1"/>
    </style:style>
    <style:style style:name="P22" style:family="paragraph" style:parent-style-name="Standard">
      <style:paragraph-properties fo:margin-top="0.3cm" fo:margin-bottom="0cm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23" style:family="paragraph" style:parent-style-name="Standard">
      <style:paragraph-properties fo:margin-left="0.499cm" fo:margin-right="0cm" fo:margin-top="4.001cm" fo:margin-bottom="0cm" fo:text-align="start" style:justify-single-word="false" fo:text-indent="0cm" style:auto-text-indent="false"/>
      <style:text-properties style:font-name="Signika Negative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499cm" fo:margin-right="0cm" fo:margin-top="0cm" fo:margin-bottom="0cm" fo:text-align="start" style:justify-single-word="false" fo:text-indent="0cm" style:auto-text-indent="false"/>
      <style:text-properties style:font-name="Signika Negative1"/>
    </style:style>
    <style:style style:name="P25" style:family="paragraph" style:parent-style-name="Table_20_Contents">
      <style:paragraph-properties fo:margin-top="0.199cm" fo:margin-bottom="0cm" fo:line-height="100%" fo:text-align="end" style:justify-single-word="false"/>
      <style:text-properties style:font-name="Signika Negative1" fo:font-size="12pt" style:font-size-asian="12pt" style:font-size-complex="12pt"/>
    </style:style>
    <style:style style:name="P26" style:family="paragraph" style:parent-style-name="Table_20_Contents">
      <style:text-properties style:font-name="Signika Negative1" fo:font-size="12pt" style:font-size-asian="12pt" style:font-size-complex="12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Signika Negative1" fo:font-size="12pt" style:font-size-asian="12pt" style:font-size-complex="12pt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Signika Negative1" fo:font-size="12pt" style:font-size-asian="12pt" style:font-size-complex="12pt"/>
    </style:style>
    <style:style style:name="P29" style:family="paragraph" style:parent-style-name="Heading_20_3">
      <style:paragraph-properties fo:margin-top="0.3cm" fo:margin-bottom="0.21cm" fo:keep-with-next="always">
        <style:tab-stops>
          <style:tab-stop style:position="1cm"/>
        </style:tab-stops>
      </style:paragraph-properties>
    </style:style>
    <style:style style:name="P30" style:family="paragraph" style:parent-style-name="Heading_20_3">
      <style:paragraph-properties fo:margin-top="0.3cm" fo:margin-bottom="0.21cm">
        <style:tab-stops>
          <style:tab-stop style:position="1cm"/>
        </style:tab-stops>
      </style:paragraph-properties>
      <style:text-properties style:font-name="Signika Negative1"/>
    </style:style>
    <style:style style:name="P31" style:family="paragraph" style:parent-style-name="Heading_20_3">
      <style:paragraph-properties fo:break-before="page"/>
      <style:text-properties style:font-name="Signika Negative1"/>
    </style:style>
    <style:style style:name="P32" style:family="paragraph" style:parent-style-name="Heading_20_1">
      <style:paragraph-properties fo:break-before="page"/>
      <style:text-properties style:font-name="Signika Negative1"/>
    </style:style>
    <style:style style:name="P33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font-name="Signika Negative" fo:font-size="12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font-name="Signika Negative1" style:font-name-asian="SimSun" style:font-name-complex="Lucida Sans"/>
    </style:style>
    <style:style style:name="T9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 style:data-style-name="C116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bottom" fo:border="none"/>
    </style:style>
    <number:date-style style:name="C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lyricist" form:control-implementation="ooo:com.sun.star.form.component.CheckBox" xml:id="control1" form:id="control1" form:label="Texter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omposer" form:control-implementation="ooo:com.sun.star.form.component.CheckBox" xml:id="control2" form:id="control2" form:label="Komponist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kproduzent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vestMmbr" form:control-implementation="ooo:com.sun.star.form.component.RadioButton" xml:id="control6" form:id="control6" form:label="ja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7" form:id="control7" form:label="nein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8" form:id="control8" form:label="ja, und zwa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9" form:id="control9" form:label="nei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10" form:id="control10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penMusicContest.org e.V.</text:p>
      <text:p text:style-name="P24">c/o Michalke</text:p>
      <text:p text:style-name="P24">Am Straussenkreuz 11</text:p>
      <text:p text:style-name="P24">40229 Düsseldorf</text:p>
      <text:p text:style-name="P20"/>
      <text:p text:style-name="P3"/>
      <text:p text:style-name="P10">Absichtserklärung<text:line-break/>zum geplanten Beitritt zur<text:line-break/>Cultural Commons Collecting Society<text:line-break/>(C3S)</text:p>
      <text:p text:style-name="P4"/>
      <text:p text:style-name="P5">Bitte die folgenden Seiten aufmerksam lesen,<text:line-break/>dann das Formular ausfüllen und an die C3S senden.</text:p>
      <text:p text:style-name="P2"/>
      <text:p text:style-name="P6"><text:tab/>per Mail:<text:tab/>yes (at) c3s.cc</text:p>
      <text:p text:style-name="P6"/>
      <text:p text:style-name="P6"><text:tab/>per Fax:<text:tab/>Wolfgang Senges<text:line-break/><text:tab/><text:tab/>+49 (0)3212 – 9181818</text:p>
      <text:p text:style-name="P6"/>
      <text:p text:style-name="P6"><text:tab/>per Post:<text:tab/>OpenMusicContest.org e.V.<text:line-break/><text:tab/><text:tab/>c/o Michalke<text:line-break/><text:tab/><text:tab/>Am Straussenkreuz 11</text:p>
      <text:p text:style-name="P21"><text:tab/><text:tab/>40229 Düsseldorf</text:p>
      <text:p text:style-name="P2"/>
      <text:h text:style-name="P32" text:outline-level="1">Absichtserklärung:</text:h>
      <text:p text:style-name="P7"/>
      <text:h text:style-name="P29" text:outline-level="3">So <text:span text:style-name="T8">läuft's</text:span>.</text:h>
      <text:p text:style-name="P2">Step 1 - Du willst dabei sein? Zeig uns mit<text:span text:style-name="T3"> Deiner Unterschrift, dass es los gehen soll!</text:span></text:p>
      <text:p text:style-name="P2">Step 2 - 1.000 Unterschriften - <text:span text:style-name="T3">dann wird die C3S gegründet.</text:span></text:p>
      <text:p text:style-name="P2">Step 3 - Du entscheidest, ob Du <text:span text:style-name="T4">Mitglied</text:span><text:span text:style-name="T3"> werden und Geschichte schreiben</text:span> möchtest.</text:p>
      <text:p text:style-name="P2"/>
      <text:h text:style-name="P30" text:outline-level="3">Das passiert.</text:h>
      <text:p text:style-name="P2">Mit dem Formular erklärst Du Deine Absicht, <text:span text:style-name="T9">dass Du direkt nach Gründung </text:span><text:span text:style-name="T2">Mitglied der C3S</text:span><text:span text:style-name="T9"> werden möchtest. Du wirst als Erster benachrichtigt, wann und wo das </text:span><text:span text:style-name="T4">Crowdfunding der C3S stattfindet</text:span><text:span text:style-name="T9"> - noch vor der Öffentlichkeit. Du ka</text:span>nnst dann verbindlich Anteile an der C3S erhalten, und Rewards &amp; Goodies in teilweise sehr begrenzter Anzahl. Etwas, das es ausschließlich bei uns gibt. <text:span text:style-name="T3">Sei bei den Ersten, die auswählen können!</text:span></text:p>
      <text:p text:style-name="P2"/>
      <text:h text:style-name="P29" text:outline-level="3">Making <text:span text:style-name="T8">History</text:span>.</text:h>
      <text:p text:style-name="P2">Als Teilnehmer des Crowdfundings kannst Du <text:span text:style-name="T4">eines der ersten Mitglieder</text:span> der C3S werden.</text:p>
      <text:p text:style-name="P2"/>
      <text:h text:style-name="P29" text:outline-level="3">Keine <text:span text:style-name="T8">Haken</text:span>, keine Ösen.</text:h>
      <text:p text:style-name="P2">Die Absichtserklärung ist zunächst <text:span text:style-name="T3">nicht verbindlich</text:span>. Du wirst durch Deine Unterschrift noch nicht Mitglied. Dir entstehen auch <text:span text:style-name="T3">keine Kosten</text:span>.</text:p>
      <text:p text:style-name="P2"/>
      <text:h text:style-name="P29" text:outline-level="3">Yay! Da bin ich dabei!</text:h>
      <text:p text:style-name="P2">Erst beim Crowdfunding entscheidest Du, ob Du ein Mitglied werden oder einfach die C3S unterstützen möchtest. Das hoffen wir. Und wir freuen uns mächtig drauf.</text:p>
      <text:p text:style-name="P2"/>
      <text:h text:style-name="P29" text:outline-level="3">Du <text:span text:style-name="T8">möchtest</text:span> MEHR?</text:h>
      <text:p text:style-name="P2"><text:span text:style-name="T3">Gründungsmitglied der digitalen &amp; fairen GEMA-Alternative</text:span> – wie klingt das? Wenn Du zehn oder mehr Anteile zeichnen möchtest (10x 50 € = 500 €), dann schreib uns *jetzt*! <text:span text:style-name="T3">Wir wollen Euch als Gründer dabei haben. </text:span>Die ersten 25 Interessenten sind bei der Gründungsversammlung dabei, auf dem Gründungsfoto, in der Pressemeldung – und unverzichtbarer Teil der C3S-History.</text:p>
      <text:p text:style-name="P2"/>
      <text:p text:style-name="P8">Also: Formular absenden, rein ins Mosh Pit, rauf auf die Bühne!</text:p>
      <text:h text:style-name="P31" text:outline-level="3">Na, dann – ausfüllen, unterzeichnen, einsenden... und Mitglied werden!</text:h>
      <text:p text:style-name="P14"><text:span text:style-name="T1">(1) I</text:span>ch bin <text:span text:style-name="T3">musikalisch schöpferisch an mindestens drei Titeln beteiligt</text:span><text:span text:style-name="T1"> und </text:span>erwäge, die C3S nach Gründung mit der Wahrnehmung der Rechte für mehrere meiner Titel zu beauftragen.</text:p>
      <text:p text:style-name="P11"><text:tab/>(1a) Ich bin tätig als (Mehrfachauswahl möglich):</text:p>
      <text:p text:style-name="P22"><text:tab/><draw:control text:anchor-type="as-char" draw:z-index="8" draw:style-name="gr2" draw:text-style-name="P34" svg:width="3.631cm" svg:height="0.431cm" draw:control="control2"><svg:title>Komponist(in)</svg:title></draw:control></text:p>
      <text:p text:style-name="P18"><text:tab/><draw:control text:anchor-type="as-char" draw:z-index="7" draw:style-name="gr2" draw:text-style-name="P34" svg:width="3.747cm" svg:height="0.431cm" draw:control="control1"><svg:title>Texter(in)</svg:title></draw:control></text:p>
      <text:p text:style-name="P18"><text:tab/><draw:control text:anchor-type="as-char" draw:z-index="9" draw:style-name="gr2" draw:text-style-name="P34" svg:width="5.599cm" svg:height="0.428cm" draw:control="control3"><svg:title>Musikproduzent(in)</svg:title></draw:control></text:p>
      <text:p text:style-name="P18"><text:tab/><draw:control text:anchor-type="as-char" draw:z-index="10" draw:style-name="gr2" draw:text-style-name="P34" svg:width="5.434cm" svg:height="0.429cm" draw:control="control4"><svg:title>Remixer(in)</svg:title></draw:control></text:p>
      <text:p text:style-name="P18"><text:tab/><draw:control text:anchor-type="as-char" draw:z-index="11" draw:style-name="gr2" draw:text-style-name="P34" svg:width="8.827cm" svg:height="0.431cm" draw:control="control5"><svg:title>DJ</svg:title></draw:control></text:p>
      <text:p text:style-name="P13"><text:span text:style-name="T5"><text:tab/></text:span>(1b) Ich bin bereits <text:span text:style-name="T3">Mitglied einer Verwertungsgesellschaft</text:span>.</text:p>
      <text:p text:style-name="P15"><draw:g text:anchor-type="char" draw:z-index="14" draw:style-name="gr6"><draw:control draw:style-name="gr4" draw:text-style-name="P34" svg:width="3.073cm" svg:height="0.593cm" svg:x="1.928cm" svg:y="0.3cm" draw:control="control8"/><draw:control draw:style-name="gr4" draw:text-style-name="P34" svg:width="1.445cm" svg:height="0.523cm" svg:x="1.928cm" svg:y="0.893cm" draw:control="control9"/><draw:control draw:style-name="gr7" draw:text-style-name="P33" svg:width="10.3cm" svg:height="0.701cm" svg:x="5.107cm" svg:y="0cm" draw:control="control10"><svg:title>inColSocName</svg:title></draw:control></draw:g><text:tab/><text:tab/><text:tab/><text:tab/><text:tab/>_________________________________________________</text:p>
      <text:p text:style-name="P9"/>
      <text:p text:style-name="P19"/>
      <text:p text:style-name="P19"/>
      <text:p text:style-name="P19">(2) Ich erwäge eine <text:span text:style-name="T3">fördernde Mitgliedschaft</text:span> in der C3S. Diese Option ist auch offen für Mitglieder anderer Verwertungsgesellschaften, ohne dort auszutreten.</text:p>
      <text:p text:style-name="P9"><draw:g text:anchor-type="char" draw:z-index="12" draw:style-name="gr3"><draw:control draw:style-name="gr4" draw:text-style-name="P34" svg:width="1.777cm" svg:height="0.498cm" svg:x="1.928cm" svg:y="0.406cm" draw:control="control6"/><draw:control draw:style-name="gr4" draw:text-style-name="P34" svg:width="2.133cm" svg:height="0.452cm" svg:x="1.928cm" svg:y="1.05cm" draw:control="control7"/></draw:g><text:tab/></text:p>
      <text:p text:style-name="P9"/>
      <text:p text:style-name="P9"/>
      <text:list xml:id="list7898617761830084152" text:style-name="L1">
        <text:list-header>
          <text:p text:style-name="P28">Meine Kontaktinformationen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5"><text:span text:style-name="T6">(Bürgerlicher)</text:span> Vorname</text:p>
          </table:table-cell>
          <table:table-cell table:style-name="Tabelle1.A1" office:value-type="string">
            <text:p text:style-name="P26"/>
          </table:table-cell>
          <table:table-cell table:style-name="Tabelle1.C1" office:value-type="string">
            <text:p text:style-name="P26"><draw:control text:anchor-type="paragraph" draw:z-index="6" draw:style-name="gr1" draw:text-style-name="P33" svg:width="10.15cm" svg:height="0.701cm" svg:x="0cm" svg:y="0cm" draw:control="control11"/></text:p>
          </table:table-cell>
          <table:table-cell table:style-name="Tabelle1.C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27"><text:span text:style-name="T6">(Bürgerlicher)</text:span> Nachname</text:p>
          </table:table-cell>
          <table:table-cell table:style-name="Tabelle1.A1" office:value-type="string">
            <text:p text:style-name="P26"/>
          </table:table-cell>
          <table:table-cell table:style-name="Tabelle1.C1" office:value-type="string">
            <text:p text:style-name="P26"><draw:control text:anchor-type="paragraph" draw:z-index="5" draw:style-name="gr1" draw:text-style-name="P33" svg:width="10.15cm" svg:height="0.701cm" svg:x="0cm" svg:y="0cm" draw:control="control12"/></text:p>
          </table:table-cell>
          <table:table-cell table:style-name="Tabelle1.C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Email</text:p>
          </table:table-cell>
          <table:table-cell table:style-name="Tabelle1.A1" office:value-type="string">
            <text:p text:style-name="P26"/>
          </table:table-cell>
          <table:table-cell table:style-name="Tabelle1.C1" office:value-type="string">
            <text:p text:style-name="P26"><draw:control text:anchor-type="paragraph" draw:z-index="4" draw:style-name="gr1" draw:text-style-name="P33" svg:width="10.15cm" svg:height="0.701cm" svg:x="0cm" svg:y="0cm" draw:control="control13"/></text:p>
          </table:table-cell>
          <table:table-cell table:style-name="Tabelle1.C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Stadt</text:p>
          </table:table-cell>
          <table:table-cell table:style-name="Tabelle1.A1" office:value-type="string">
            <text:p text:style-name="P26"/>
          </table:table-cell>
          <table:table-cell table:style-name="Tabelle1.C1" office:value-type="string">
            <text:p text:style-name="P26"><draw:control text:anchor-type="paragraph" draw:z-index="3" draw:style-name="gr1" draw:text-style-name="P33" svg:width="10.15cm" svg:height="0.701cm" svg:x="0cm" svg:y="0cm" draw:control="control14"/></text:p>
          </table:table-cell>
          <table:table-cell table:style-name="Tabelle1.C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Land</text:p>
          </table:table-cell>
          <table:table-cell table:style-name="Tabelle1.A1" office:value-type="string">
            <text:p text:style-name="P26"/>
          </table:table-cell>
          <table:table-cell table:style-name="Tabelle1.C1" office:value-type="string">
            <text:p text:style-name="P26"><draw:control text:anchor-type="paragraph" draw:z-index="2" draw:style-name="gr1" draw:text-style-name="P33" svg:width="10.15cm" svg:height="0.701cm" svg:x="0cm" svg:y="0cm" draw:control="control15"/></text:p>
          </table:table-cell>
          <table:table-cell table:style-name="Tabelle1.C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Geburtsdatum <text:span text:style-name="T6">(TT.MM.JJJJ)</text:span></text:p>
          </table:table-cell>
          <table:table-cell table:style-name="Tabelle1.A1" office:value-type="string">
            <text:p text:style-name="P26"/>
          </table:table-cell>
          <table:table-cell table:style-name="Tabelle1.C6" office:value-type="string">
            <text:p text:style-name="P26"><draw:control text:anchor-type="paragraph" draw:z-index="13" draw:style-name="gr5" draw:text-style-name="P33" svg:width="3.514cm" svg:height="0.701cm" svg:x="0cm" svg:y="0cm" draw:control="control18"/></text:p>
          </table:table-cell>
          <table:table-cell table:style-name="Tabelle1.A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<text:span text:style-name="T6">optional:</text:span> Band/Künstlername</text:p>
          </table:table-cell>
          <table:table-cell table:style-name="Tabelle1.A1" office:value-type="string">
            <text:p text:style-name="P26"/>
          </table:table-cell>
          <table:table-cell table:style-name="Tabelle1.C6" office:value-type="string">
            <text:p text:style-name="P26"><draw:control text:anchor-type="paragraph" draw:z-index="1" draw:style-name="gr1" draw:text-style-name="P33" svg:width="10.15cm" svg:height="0.701cm" svg:x="0cm" svg:y="0cm" draw:control="control16"/></text:p>
          </table:table-cell>
          <table:table-cell table:style-name="Tabelle1.C6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12"><text:span text:style-name="T6">optional:</text:span> Homepage</text:p>
          </table:table-cell>
          <table:table-cell table:style-name="Tabelle1.A1" office:value-type="string">
            <text:p text:style-name="P26"/>
          </table:table-cell>
          <table:table-cell table:style-name="Tabelle1.C6" office:value-type="string">
            <text:p text:style-name="P26"><draw:control text:anchor-type="paragraph" draw:z-index="0" draw:style-name="gr1" draw:text-style-name="P33" svg:width="10.15cm" svg:height="0.701cm" svg:x="0cm" svg:y="0cm" draw:control="control17"/></text:p>
          </table:table-cell>
          <table:table-cell table:style-name="Tabelle1.C6" office:value-type="string">
            <text:p text:style-name="P26"/>
          </table:table-cell>
        </table:table-row>
      </table:table>
      <text:list xml:id="list454019560" text:continue-numbering="true" text:style-name="L1">
        <text:list-header>
          <text:p text:style-name="P28"/>
        </text:list-header>
      </text:list>
      <text:p text:style-name="P16"/>
      <text:p text:style-name="P16"/>
      <text:p text:style-name="P16"/>
      <text:p text:style-name="P16"/>
      <text:p text:style-name="P16">______________<text:tab/>__________________________<text:tab/>_____________________________</text:p>
      <text:p text:style-name="P17"><text:span text:style-name="T7">Datum<text:tab/>Ort<text:tab/></text:span><text:span text:style-name="T7">Unterschr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1" svg:font-family="'Signika Negative'" style:font-pitch="variable"/>
    <style:font-face style:name="Signika Negative" svg:font-family="'Signika Negativ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3S DOIv2.1 de 2013-06-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6-11T22:53:52</dc:date>
    <meta:editing-duration>P1DT2H40M25S</meta:editing-duration>
    <meta:editing-cycles>41</meta:editing-cycles>
    <meta:generator>OpenOffice.org/3.4.1$Unix OpenOffice.org_project/341m1$Build-9593</meta:generator>
    <meta:printed-by>Wolfgang Senges</meta:printed-by>
    <meta:print-date>2013-05-04T16:56:39</meta:print-date>
    <dc:creator>Wolfgang Senges</dc:creator>
    <meta:document-statistic meta:table-count="1" meta:image-count="0" meta:object-count="0" meta:page-count="3" meta:paragraph-count="50" meta:word-count="407" meta:character-count="2869"/>
  </office:meta>
</office:document-meta>
</file>